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2" style:family="paragraph" style:parent-style-name="Standard">
      <style:paragraph-properties fo:margin-top="0in" fo:margin-bottom="0in" fo:line-height="100%" fo:text-align="start" style:justify-single-word="false"/>
    </style:style>
    <style:style style:name="P3" style:family="paragraph" style:parent-style-name="Standard">
      <style:text-properties style:font-name="Georgia" fo:font-size="10.5pt" style:font-size-asian="10.5pt" style:font-size-complex="10.5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in" fo:line-height="100%" fo:text-align="start" style:justify-single-word="false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7" style:family="paragraph" style:parent-style-name="Standard">
      <style:paragraph-properties fo:margin-top="0in" fo:margin-bottom="0in" fo:line-height="100%" fo:text-align="start" style:justify-single-word="false"/>
      <style:text-properties fo:color="#3b3d40" style:font-name="Georgia" fo:font-size="10.5pt" style:font-size-asian="10.5pt" style:font-size-complex="10.5pt"/>
    </style:style>
    <style:style style:name="P8" style:family="paragraph" style:parent-style-name="Standard">
      <style:paragraph-properties fo:margin-top="0in" fo:margin-bottom="0in" fo:line-height="100%" fo:text-align="start" style:justify-single-word="false"/>
      <style:text-properties style:font-name="Georgia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T3" style:family="text">
      <style:text-properties fo:font-variant="normal" fo:text-transform="none" fo:color="#3b3d40" style:font-name="Georgia" fo:font-size="10.5pt" fo:letter-spacing="normal" fo:font-style="normal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fo:color="#3b3d40" style:font-name="Georgia" fo:font-size="10.5pt" fo:letter-spacing="normal" fo:language="zxx" fo:country="none" fo:font-style="normal" fo:font-weight="normal" style:font-name-asian="Georgia" style:font-size-asian="10.5pt" style:language-asian="zxx" style:country-asian="none" style:font-weight-asian="normal" style:font-name-complex="Georgia" style:font-size-complex="10.5pt" style:language-complex="zxx" style:country-complex="none" style:font-weight-complex="normal"/>
    </style:style>
    <style:style style:name="T5" style:family="text">
      <style:text-properties fo:font-variant="normal" fo:text-transform="none" fo:color="#3b3d40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b3d40" fo:letter-spacing="normal" fo:font-style="normal" fo:font-weight="normal"/>
    </style:style>
    <style:style style:name="T7" style:family="text"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T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color="#000000" style:font-name="Georgia" fo:font-size="10.5pt" fo:language="zxx" fo:country="none" fo:font-weight="normal" style:font-name-asian="Georgia" style:font-size-asian="10.5pt" style:language-asian="zxx" style:country-asian="none" style:font-weight-asian="normal" style:font-name-complex="Georgia" style:font-size-complex="10.5pt" style:language-complex="zxx" style:country-complex="none" style:font-weight-complex="normal"/>
    </style:style>
    <style:style style:name="T11" style:family="text">
      <style:text-properties fo:color="#000000" style:font-name="Georgia" fo:font-size="10.5pt" fo:language="zxx" fo:country="none" style:text-underline-style="solid" style:text-underline-width="auto" style:text-underline-color="font-color" fo:font-weight="normal" style:font-name-asian="Georgia" style:font-size-asian="10.5pt" style:language-asian="zxx" style:country-asian="none" style:font-weight-asian="normal" style:font-name-complex="Georgia" style:font-size-complex="10.5pt" style:language-complex="zxx" style:country-complex="none" style:font-weight-complex="normal"/>
    </style:style>
    <style:style style:name="T12" style:family="text">
      <style:text-properties fo:color="#00000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3" style:family="text">
      <style:text-properties fo:color="#000000" style:font-name="Georgia" fo:font-size="10.5pt" fo:language="none" fo:country="none" fo:font-style="italic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14" style:family="text">
      <style:text-properties fo:color="#000000" style:font-name="Georgia" fo:font-size="10.5pt" fo:language="none" fo:country="none" fo:background-color="transparent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5" style:family="text">
      <style:text-properties fo:color="#000000" style:font-name="Georgia" fo:font-size="10.5pt" fo:language="none" fo:country="none" style:text-underline-style="none" fo:background-color="transparent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6" style:family="text">
      <style:text-properties style:font-name="Georgia"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font-name="Georgia" fo:font-size="10.5pt" fo:font-weight="normal" style:font-size-asian="10.5pt" style:font-weight-asian="normal" style:font-size-complex="10.5pt" style:font-weight-complex="normal"/>
    </style:style>
    <style:style style:name="T18" style:family="text">
      <style:text-properties fo:language="zxx" fo:country="none" style:font-name-asian="Georgia" style:language-asian="zxx" style:country-asian="none" style:font-name-complex="Georgia" style:language-complex="zxx" style:country-complex="none"/>
    </style:style>
    <style:style style:name="T19" style:family="text">
      <style:text-properties fo:language="none" fo:country="none" style:font-name-asian="Georgia" style:language-asian="none" style:country-asian="none" style:font-name-complex="Georgia" style:language-complex="none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eing The Glorified Christ</text:p>
      <text:p text:style-name="P3"><text:span text:style-name="T1">Read:</text:span> Revelation 1:9-20</text:p>
      <text:p text:style-name="Standard"><text:span text:style-name="T16">Text:</text:span><text:span text:style-name="T17"> I</text:span><text:span text:style-name="T16"> </text:span><text:span text:style-name="T10">John 4:17 “Herein is our love made perfect, that we may have boldness in the day of judgment: because </text:span><text:span text:style-name="T11">as He is, so are we</text:span><text:span text:style-name="T10"> in this world.</text:span><text:span text:style-name="T10">”</text:span></text:p>
      <text:p text:style-name="P1"><text:span text:style-name="T1">Introduction:</text:span> There are so many ideas of just what Christ actually looks like. <text:s/>Solomon describes Him with hair as black as a raven. <text:s/>Revelation tells us that His hair is as white as snow. <text:s/>The most famous painting of Christ portrays Him with chestnut brown hair. <text:s/>Some folks won't have any picture of Christ and some have pictures and statues of Him all over. </text:p>
      <text:p text:style-name="P1">I want to talk about Him as the book of Revelation describes Him, in His glorified form. <text:s/>I hope to show Him as He is; far deeper than his outward appearance. <text:s/></text:p>
      <text:p text:style-name="P1"/>
      <text:p text:style-name="P1"><text:span text:style-name="T1">Alpha &amp; Omega or First &amp; Last</text:span> (11 &amp; 17) These are the first and last letters of the Greek alphabet. In the English language we would say that He is the A to Z of our existence. <text:s/>He is declaring here that He is the God that was there before the creation and he is the God that will be there for all eternity. <text:s/>It is in this context that we see our Lord as not constrained by time. <text:s/>He was there in every aspect of our past. <text:s/>He is here in our situation right now and He promises to never leave us or forsake us.</text:p>
      <text:p text:style-name="P1"/>
      <text:p text:style-name="P2"><text:span text:style-name="T3">Surrounded by Light</text:span><text:span text:style-name="T2"> (13 &amp; 20) <text:s/>John describes Jesus as being in the midst of the 7 candlesticks. <text:s/>There is not a shadow to be seen here. <text:s/></text:span></text:p>
      <text:p text:style-name="P2"><text:span text:style-name="T2">Christ not only lights up our life but he is the light that surrounds the believer. <text:s/>I</text:span><text:span text:style-name="T10"> John 1:5 says: “This then is the message which we have heard of him, and declare unto you, that God is light, and in him is no darkness at all.” <text:s/>His</text:span><text:span text:style-name="T4"> Essence is light. <text:s/>Many are the testimonies of those who walked in total darkness prior to meeting Christ. <text:s/>Their darkness was not limited to just loving sin but was displayed in total ignorance of any spiritual essence at all. <text:s/>The Bible was like a foreign language to them. <text:s/>None of the tenents of the Christian faith made any sense at all until the light of Christ came into their life. <text:s/>After one second in the faith they see truth and understand truth that never was there just ten seconds before.</text:span></text:p>
      <text:p text:style-name="P1"/>
      <text:p text:style-name="P1"><text:span text:style-name="T1">Clothed completely</text:span> <text:s/>(13) <text:s/>His body is covered with appropriate clothing. <text:s/>Modesty is the <text:s/>word that describes his outward appearance. <text:s/>God designed us with the idea that some things are reserved for the one that you love. <text:s/>There are people who fail to realize that God has made someone special for them and it would be a blessing to keep yourself holy for that special person. <text:s/>Jesus is our example that intimacy is reserved for the bridegroom.</text:p>
      <text:p text:style-name="P2"><text:span text:style-name="T3">White hair</text:span><text:span text:style-name="T2"> (14) <text:s/></text:span><text:span text:style-name="T7"><text:s/></text:span><text:span text:style-name="T12">Proverbs 16:31 says: “The hoary head </text:span><text:span text:style-name="T13">is</text:span><text:span text:style-name="T12"> a crown of glory...” <text:s/>Proverbs 20:29 says: <text:s/>'The glory of young men </text:span><text:span text:style-name="T13">is</text:span><text:span text:style-name="T12"> their strength: and the beauty of old men </text:span><text:span text:style-name="T13">is</text:span><text:span text:style-name="T12"> the gray head. <text:s/>Job 12:12 says “With the ancient </text:span><text:span text:style-name="T13">is</text:span><text:span text:style-name="T12"> wisdom; and in length of days understanding. <text:s/></text:span></text:p>
      <text:p text:style-name="P2"><text:span text:style-name="T12">The picture here of Christ is one of His divine wisdom.</text:span></text:p>
      <text:p text:style-name="P1"/>
      <text:p text:style-name="P1"><text:span text:style-name="T1">Fiery Eyes</text:span> (14) <text:s/>Have you ever seen someone with fire in their eyes? <text:s/>This is a picture of one who is angry. <text:s/>This speaks of judgment. <text:s/>Meeting Jesus is a wonderful experience but it is also sobering to know that we may meet with His displeasure. <text:s/>It behooves us to take care to meet with Him with our sins and misdeeds covered by His blood.</text:p>
      <text:p text:style-name="P1"/>
      <text:p text:style-name="P2"><text:span text:style-name="T3">Brass Feet</text:span><text:span text:style-name="T2"> (15) <text:s/>The foundation of God is solid. <text:s/>II </text:span><text:span text:style-name="T15">Timothy 2:19 says: “</text:span><text:span text:style-name="T14">Nevertheless the foundation of God standeth sure, having this seal, The Lord knoweth them that are his. And, Let every one that nameth the name of Christ depart from iniquity.” <text:s/>The songwriter said: “On Christ the solid rock I stand. All other ground is sinking sand...” <text:s/>The God we serve provides a </text:span><text:span text:style-name="T2">Solid foundation to stand on.</text:span></text:p>
      <text:p text:style-name="P1"/>
      <text:p text:style-name="P1"><text:span text:style-name="T1">Melodious voice</text:span> (15) John says that H<text:span text:style-name="T18">is voice is </text:span>“...<text:span text:style-name="T18">as the sound of many waters.</text:span> <text:s/>When He speaks His voice is melodious and harmonious. He is not a screamer nor does he speak in a harsh voice. <text:s/>His voice is pleasant and appealing to all His children.</text:p>
      <text:p text:style-name="P1"/>
      <text:p text:style-name="P1"><text:span text:style-name="T1">Liveth, was dead, is Alive forevermore</text:span> (18) <text:s/>Every thing about His nature screams for life. We live in a world where it seems that people are looking for a reason to exterminate life. <text:s/>We abort babies, we have the Hemlock society that advocates for the extermination of the aged. <text:s/>There is little value for life in our society. <text:s/>Our movies and games extol death. <text:s/>Jesus is the only one who has defeated death and provided life for us.</text:p>
      <text:p text:style-name="P1"/>
      <text:p text:style-name="P8"><text:span text:style-name="T5">Key holder for hell and death</text:span><text:span text:style-name="T6"> (18) <text:s/>This is good news for those in need of the mercy of God. He alone holds the key of death in His hand. <text:s/>He can extend mercy to any and all who call on Him. <text:s/>In II Peter 3:( we read that Jesus is “...</text:span><text:span text:style-name="T19">not willing that any should perish, but that all should come to repentance.” <text:s/>He holds the key and He alone can determine if we can have another chance at salvation. <text:s/>He holds out His arms today providing another opportunity for you to choose life.</text:span></text:p>
      <text:p text:style-name="P1"/>
      <text:p text:style-name="P7"><text:span text:style-name="T8">Conclude:</text:span><text:span text:style-name="T9"> I have tried to provide a picture of Christ and how we will experience Him in glory. <text:s/>It is not just his outward appearance but what He is really like and I am sure that I have only scratched the surface. <text:s/>As you hear about these characteristics of Christ does it cause you to want to be more like Him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 </dc:creator>
    <meta:editing-cycles>19</meta:editing-cycles>
    <meta:creation-date>2014-03-28T17:34:00</meta:creation-date>
    <dc:date>2021-07-17T14:37:23.66</dc:date>
    <meta:editing-duration>PT23H6M14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17" meta:word-count="956" meta:character-count="50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